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WChalk" svg:font-family="PWChal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WChalk" fo:font-size="96pt" fo:font-weight="normal" officeooo:rsid="000b8770" officeooo:paragraph-rsid="000b8770" style:font-size-asian="96pt" style:font-weight-asian="normal" style:font-size-complex="9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AMPLE 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WChalk" svg:font-family="PWChal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22:04:13.028612621</meta:creation-date>
    <dc:date>2022-06-27T22:06:26.270317809</dc:date>
    <meta:editing-duration>PT2M1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7.2$Linux_X86_64 LibreOffice_project/40$Build-2</meta:generator>
  </office:meta>
</office:document-meta>
</file>